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FieldCacheImpl.createValue( IndexReader reader , Object entry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tendedFieldCacheImpl.parseLo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FieldCacheImpl.getLongs( IndexReader reader , String field , Long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FieldCacheImpl.getLongs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FieldCacheImpl.getAuto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FieldCacheImpl.getDoubles( IndexReader reader , String field , Double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FieldCacheImpl.parseDoub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FieldCacheImpl.createValue( IndexReader reader , Object field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xtendedFieldCacheImpl.getDoubles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